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Standard">
      <style:text-properties officeooo:rsid="0009cd55" officeooo:paragraph-rsid="0009cd55"/>
    </style:style>
    <style:style style:name="P7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09cd55" officeooo:paragraph-rsid="0009cd55"/>
    </style:style>
    <style:style style:name="P8" style:family="paragraph" style:parent-style-name="Preformatted_20_Text">
      <style:paragraph-properties fo:orphans="2" fo:widows="2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1d1c1d" style:font-name="Slack-Lato" fo:font-size="11.25pt" fo:letter-spacing="normal" fo:font-style="normal" fo:font-weight="normal"/>
    </style:style>
    <style:style style:name="P1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11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09cd55" officeooo:paragraph-rsid="0009cd55"/>
    </style:style>
    <style:style style:name="P12" style:family="paragraph" style:parent-style-name="Standard">
      <style:text-properties officeooo:paragraph-rsid="0009cd55"/>
    </style:style>
    <style:style style:name="P13" style:family="paragraph" style:parent-style-name="Standard">
      <style:text-properties officeooo:rsid="0017b77a" officeooo:paragraph-rsid="0017b77a"/>
    </style:style>
    <style:style style:name="T1" style:family="text">
      <style:text-properties fo:font-style="normal" fo:font-weight="normal"/>
    </style:style>
    <style:style style:name="T2" style:family="text">
      <style:text-properties officeooo:rsid="000df2e9"/>
    </style:style>
    <style:style style:name="T3" style:family="text">
      <style:text-properties officeooo:rsid="000f1839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12611d"/>
    </style:style>
    <style:style style:name="T6" style:family="text">
      <style:text-properties fo:font-variant="normal" fo:text-transform="none" fo:color="#000000" style:font-name="Liberation Mono" fo:font-size="10pt" fo:letter-spacing="normal" fo:font-style="normal" fo:font-weight="normal" officeooo:rsid="001236ba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000000" style:font-name="Liberation Mono" fo:font-size="10pt" fo:letter-spacing="normal" fo:font-style="normal" fo:font-weight="normal" officeooo:rsid="0012611d" style:font-name-asian="Noto Sans Mono CJK SC" style:font-size-asian="10pt" style:font-name-complex="Liberation Mono" style:font-size-complex="10pt"/>
    </style:style>
    <style:style style:name="T8" style:family="text">
      <style:text-properties fo:color="#000000" style:font-name="Liberation Mono" fo:font-size="10pt" officeooo:rsid="0012611d" style:font-name-asian="Noto Sans Mono CJK SC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onte: https://www.escolalinux.com.br/blog/8-motivos-para-voce-aprender-shell-script</text:p>
      <text:p text:style-name="P3"/>
      <text:p text:style-name="P1">8 motivos para vocÃª aprender shell script!</text:p>
      <text:p text:style-name="P1">------------------------------------------</text:p>
      <text:p text:style-name="P3"/>
      <text:p text:style-name="P1">O Shell Script Ã© uma ferramenta muito poderosa utilizada na automaÃ§Ã£o de instruÃ§Ã£o onde, atravÃ©s um arquivo .txt executÃ¡vel, o usuÃ¡rio ou atÃ© mesmo o sistema pode executar uma operaÃ§Ã£o ou uma sequÃªncia de operaÃ§Ãµes, instruÃ§Ãµes ou atÃ© mesmo testes.</text:p>
      <text:p text:style-name="P3"/>
      <text:p text:style-name="P1">O uso mais convencional do Shell Script Ã© executÃ¡vel para instalaÃ§Ã£o/configuraÃ§Ã£o ou geraÃ§Ã£o de dados para criaÃ§Ã£o de relatÃ³rios. Tratamos essa ferramenta como poderosa pois qualquer sequÃªncia de instruÃ§Ãµes que sejam realizadas com regularidade que possa ser automatizada, pode ser implementada com Shell Script. Saiba mais!</text:p>
      <text:p text:style-name="P3"/>
      <text:p text:style-name="P1">Por que o Shell Script Ã© tÃ£o valorizado?</text:p>
      <text:p text:style-name="P1">----------------------------------------</text:p>
      <text:p text:style-name="P3"/>
      <text:p text:style-name="P1">A facilidade que o Shell Script promove na vida do usuÃ¡rio e tambÃ©m do administrador do sistema faz com que ele seja muito valorizado. Qualquer automatizaÃ§Ã£o de tarefas agiliza a velocidade da entrega e ainda agrega confiabilidade ao processo, que antes poderia conter erros por ser 100% manual. VocÃª nÃ£o precisa mais copiar e colar 50 vezes o e-mail para todos os destinatÃ¡rios de um e-mail ou ainda utilizar mala direta para realizar essa tarefa, vocÃª pode simples utilizar o Shell Script para:</text:p>
      <text:p text:style-name="P3"/>
      <text:p text:style-name="P1">- Criar um arquivo .txt para enviar a mensagem com assinatura;</text:p>
      <text:p text:style-name="P1">- Criar um arquivo .txt com os nomes de todos os destinatÃ¡rios;</text:p>
      <text:p text:style-name="P1">- Criar um script que realiza a leitura dos nomes um por um do arquivo e depois coloca a mensagem do arquivo .txt, e depois utilizar a funÃ§Ã£o â€œEnviar E-mailâ€.</text:p>
      <text:p text:style-name="P3"/>
      <text:p text:style-name="P3"/>
      <text:p text:style-name="P1">8 motivos para vocÃª aprender Shell Script</text:p>
      <text:p text:style-name="P1">-----------------------------------------</text:p>
      <text:p text:style-name="P3"/>
      <text:p text:style-name="P1">#1 Diversas partes de uma distribuiÃ§Ã£o Linux usam Shell Script, como:</text:p>
      <text:p text:style-name="P3"/>
      <text:p text:style-name="P2"><text:s text:c="8"/><text:span text:style-name="T1">a) Sistemas de empacotamento: scripts utilizados para criaÃ§Ã£o de pacotes;</text:span></text:p>
      <text:p text:style-name="P3"/>
      <text:p text:style-name="P2"><text:s text:c="8"/><text:span text:style-name="T1">b) Init systems: utilizam o shell script para controle dos serviÃ§os;</text:span></text:p>
      <text:p text:style-name="P3"/>
      <text:p text:style-name="P2"><text:s text:c="8"/><text:span text:style-name="T1">c) Grub: Os arquivos de boot sÃ£o Shell Script;</text:span></text:p>
      <text:p text:style-name="P3"/>
      <text:p text:style-name="P1">A lista Ã© bem extensa, esses foram apenas alguns exemplos.</text:p>
      <text:p text:style-name="P3"/>
      <text:p text:style-name="P3"><text:span text:style-name="T4">#2 </text:span><text:span text:style-name="T6">Qualquer profissional que deseja trabalhar com linux ou backend precisa ter um alto domínio na liguagem shellscript.</text:span></text:p>
      <text:p text:style-name="P3"/>
      <text:p text:style-name="P1">#3 Alta valorizaÃ§Ã£o no mercado de trabalho: A demanda por profissionais que sejam aptos a atuar com as diversas tecnologias que surgiram, como Docker e OpenStack sÃ£o altas, porÃ©m eles tambÃ©m procuram pelos profissionais que conhecem Shell Script, vocÃª sabe porquÃª?</text:p>
      <text:p text:style-name="P3"/>
      <text:p text:style-name="P2"><text:s text:c="8"/><text:span text:style-name="T1">a) Docker: VocÃª utiliza Shell Script dentro do arquivo que realiza a definiÃ§Ã£o de um container;</text:span></text:p>
      <text:p text:style-name="P3"/>
      <text:p text:style-name="P2"><text:s text:c="8"/><text:span text:style-name="T1">B) OpenStack: VocÃª consegue executar o script do Shell ainda no primeiro boot da mÃ¡quina virtual;</text:span></text:p>
      <text:p text:style-name="P3"/>
      <text:p text:style-name="P3"><text:soft-page-break/><text:span text:style-name="T4">#4 </text:span><text:span text:style-name="T7">Pessoas que tem conhecimento na linguagem shellscript são muito valorizados no <text:s/>mercado de trabalho e com altos salários.</text:span></text:p>
      <text:p text:style-name="P3"/>
      <text:p text:style-name="P9">#5 A demanda por profissionais que trabalhem com shellcript não acompanha a disponibilidade da mesma. É uma forma de alavancar a carreira.</text:p>
      <text:p text:style-name="P3"/>
      <text:p text:style-name="P9">#6 Apesar do surgimento de novas ferramentas, o shellcript continua relevante</text:p>
      <text:p text:style-name="P3"/>
      <text:p text:style-name="P10"><text:span text:style-name="T8">#7 Como existem dois modos de execução para o Bash, o Shell script pode te ajudar a trabalhar melhor com o modo interativo.</text:span></text:p>
      <text:p text:style-name="P3"/>
      <text:p text:style-name="P5">#8 Crescimento salarial: Pessoas capacitadas e que possuem a habilidade de trabalhar com Shell Script sÃ£o muito valorizadas no mercado, conseguem boas propostas de emprego e para elas nÃ£o faltam vagas.</text:p>
      <text:p text:style-name="P7">#9 Aprender shellscript é uma ferramenta indispensável para aqueles que pretendem se aprofundar em backend.</text:p>
      <text:p text:style-name="P7"/>
      <text:p text:style-name="P12">#<text:span text:style-name="T3">9</text:span><text:span text:style-name="T2">Adquirir conhecimento para o crescimento profissional.</text:span></text:p>
      <text:p text:style-name="P12"/>
      <text:p text:style-name="P13">Dinamica de controle de versão</text:p>
      <text:p text:style-name="P13"/>
      <text:p text:style-name="P13">como o git é importante para o versionamento de projetos ou codigos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4:28:05.007308832</meta:creation-date>
    <dc:date>2020-08-17T15:15:23.801340541</dc:date>
    <meta:editing-duration>PT45M15S</meta:editing-duration>
    <meta:editing-cycles>11</meta:editing-cycles>
    <meta:generator>LibreOffice/6.4.4.2$Linux_X86_64 LibreOffice_project/40$Build-2</meta:generator>
    <meta:document-statistic meta:table-count="0" meta:image-count="0" meta:object-count="0" meta:page-count="2" meta:paragraph-count="31" meta:word-count="539" meta:character-count="3603" meta:non-whitespace-character-count="3058"/>
  </office:meta>
</office:document-meta>
</file>